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, Monaco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Sans Pro" svg:font-family="'Source Sans Pro'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weight="bold" officeooo:rsid="001ab912" officeooo:paragraph-rsid="001ab912" fo:background-color="#ffff00" style:font-weight-asian="bold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2602in" style:contextual-spacing="false" fo:orphans="2" fo:widows="2" fo:text-indent="0in" style:auto-text-indent="false" fo:padding="0in" fo:border="none"/>
      <style:text-properties fo:font-variant="normal" fo:text-transform="none" fo:color="#444444" loext:opacity="100%" style:font-name="Open Sans" fo:font-size="12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</style:style>
    <style:style style:name="P6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officeooo:paragraph-rsid="001bbcd3"/>
    </style:style>
    <style:style style:name="P7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8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bold" officeooo:rsid="001e8e96" officeooo:paragraph-rsid="001e8e96" style:font-size-asian="14pt" style:font-weight-asian="bold" style:font-size-complex="14pt" style:font-weight-complex="bold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1e8e96" officeooo:paragraph-rsid="001e8e96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bold" officeooo:rsid="001e8e96" officeooo:paragraph-rsid="001e8e96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ff9900" loext:opacity="100%" style:font-name="inherit" fo:font-size="12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444444" loext:opacity="100%" style:font-name="inherit" fo:font-size="12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444444" loext:opacity="100%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99cc00" loext:opacity="100%" style:font-name="inherit" fo:font-size="12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339966" loext:opacity="100%" style:font-name="inherit" fo:font-size="12pt" fo:letter-spacing="normal" fo:font-style="normal" fo:font-weight="bold" loext:padding="0in" loext:border="none"/>
    </style:style>
    <style:style style:name="T6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style:font-name="Liberation Mono" fo:font-size="10pt" fo:letter-spacing="normal" fo:font-style="normal" fo:font-weight="bold" officeooo:rsid="001ab912" fo:background-color="#ffff00" loext:char-shading-value="0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text:list-style style:name="L1">
      <text:list-level-style-bullet text:level="1" text:style-name="Bullet_20_Symbols" loext:num-list-format="%1%." style:num-suffix="." text:bullet-char="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Архивация</text:h>
      <text:h text:style-name="P7" text:outline-level="2">dd if=/dev/zero of=zerofile </text:h>
      <text:p text:style-name="P11">rm zerofile</text:p>
      <text:p text:style-name="P11">dd if=/dev/sdХ bs=1024 conv=noerror,sync | pv | gzip -c -9 &gt; /путь до архива/backup-sdX.img.gz </text:p>
      <text:p text:style-name="P12">или</text:p>
      <text:p text:style-name="P11">dd if=/dev/sdX bs=1024 conv=noerror,sync | xz -9 &gt; /путь до архива/backup-sdaXimg.xz</text:p>
      <text:p text:style-name="P11"/>
      <text:p text:style-name="P13">Восстановление</text:p>
      <text:p text:style-name="P12">gunzip -c backup-sdX.img.gz | pv | dd of=/dev/sdX bs=1024 conv=noerror,syn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, Monaco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Sans Pro" svg:font-family="'Source Sans Pro'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2-11T17:48:35.636910819</dc:date>
    <meta:editing-duration>PT1H13M53S</meta:editing-duration>
    <meta:editing-cycles>11</meta:editing-cycles>
    <meta:document-statistic meta:table-count="0" meta:image-count="0" meta:object-count="0" meta:page-count="1" meta:paragraph-count="8" meta:word-count="43" meta:character-count="319" meta:non-whitespace-character-count="282"/>
  </office:meta>
</office:document-meta>
</file>